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officeooo:paragraph-rsid="00080193" style:font-size-asian="10.5pt" style:font-weight-asian="bold" style:font-size-complex="12pt" style:font-weight-complex="bold"/>
    </style:style>
    <style:style style:name="P2" style:family="paragraph" style:parent-style-name="Standard">
      <style:text-properties fo:font-size="12pt" fo:font-weight="bold" officeooo:paragraph-rsid="0009ea43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paragraph-rsid="000ac9a3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normal" officeooo:paragraph-rsid="00080193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text-properties officeooo:paragraph-rsid="00080193"/>
    </style:style>
    <style:style style:name="P6" style:family="paragraph" style:parent-style-name="Header">
      <style:text-properties officeooo:paragraph-rsid="00080193"/>
    </style:style>
    <style:style style:name="T1" style:family="text">
      <style:text-properties officeooo:rsid="00080193"/>
    </style:style>
    <style:style style:name="T2" style:family="text">
      <style:text-properties fo:font-size="12pt" fo:font-style="normal" fo:font-weight="normal" officeooo:rsid="00080193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weight="normal" officeooo:rsid="0009ea43" style:font-weight-asian="normal" style:font-weight-complex="normal"/>
    </style:style>
    <style:style style:name="T4" style:family="text">
      <style:text-properties fo:font-weight="normal" officeooo:rsid="000ac9a3" style:font-weight-asian="normal" style:font-weight-complex="normal"/>
    </style:style>
    <style:style style:name="T5" style:family="text">
      <style:text-properties fo:font-weight="normal" officeooo:rsid="000c1cae" style:font-weight-asian="normal" style:font-weight-complex="normal"/>
    </style:style>
    <style:style style:name="T6" style:family="text">
      <style:text-properties officeooo:rsid="0009ea43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ource/Version Control</text:span></text:p>
      <text:p text:style-name="P4"><text:span text:style-name="T1"><text:tab/>Team Steele will be using Git</text:span><text:span text:style-name="T6">Hu</text:span><text:span text:style-name="T1">b for Source/Version Control. GitHub is a web-based service that provides free source control for software projects using the Git revision control system. </text:span><text:span text:style-name="T6">GitHub allows users to view the master working directory via the projects website in addition to common revision control features. </text:span></text:p>
      <text:p text:style-name="P1"><text:span text:style-name="T1"/></text:p>
      <text:p text:style-name="P1"><text:span text:style-name="T1">Defect Database</text:span></text:p>
      <text:p text:style-name="P1"><text:span text:style-name="T1"><text:tab/></text:span><text:span text:style-name="T3">GitHub commit comments will be used as a Defect Database for the duration of Team Steele's PNGA project. Each commit made to the working directory will follow a schema described below to allow for easy visibility of defects on a module by module basis. </text:span></text:p>
      <text:p text:style-name="P1"><text:span text:style-name="T3"/></text:p>
      <text:p text:style-name="P3"><text:span text:style-name="T4">Defect </text:span><text:span text:style-name="T5">Fix Commit</text:span><text:span text:style-name="T4">: </text:span></text:p>
      <text:p text:style-name="P3"><text:span text:style-name="T4"><text:tab/>git commit -a -m "Z --defect type: conceptual time: 30 comment: fixed a huge problem"</text:span></text:p>
      <text:p text:style-name="P1"><text:span text:style-name="T3"/></text:p>
      <text:p text:style-name="P2"><text:span text:style-name="T3">Time </text:span><text:span text:style-name="T5">Commit</text:span><text:span text:style-name="T3">:</text:span></text:p>
      <text:p text:style-name="P3"><text:span text:style-name="T3"><text:tab/></text:span><text:span text:style-name="T4">git commit -a -m "C|Z|B time: 90 comment: worked on pngBuilder module and did a lot of <text:tab/>things that are very important and heres why"</text:span></text:p>
      <text:p text:style-name="P1"><text:span text:style-name="T1"/></text:p>
      <text:p text:style-name="P1"><text:span text:style-name="T1">PROBE</text:span></text:p>
      <text:p text:style-name="P1"><text:span text:style-name="T1"/></text:p>
      <text:p text:style-name="P1"><text:span text:style-name="T1">Coding Style and Standards</text:span></text:p>
      <text:list xml:id="list1734959856" text:style-name="L1">
        <text:list-item>
          <text:p text:style-name="P5"><text:span text:style-name="T2">Camel Case</text:span></text:p>
        </text:list-item>
        <text:list-item>
          <text:p text:style-name="P5"><text:span text:style-name="T2">pngB (for pngBuilder) | PNG (for “I love PNG”)</text:span></text:p>
        </text:list-item>
        <text:list-item>
          <text:p text:style-name="P5"><text:span text:style-name="T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80193"/>
    </style:style>
    <style:style style:name="MT1" style:family="text">
      <style:text-properties officeooo:rsid="000801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Team Steele<text:tab/><text:tab/>t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ach Bartlett</meta:initial-creator>
    <meta:creation-date>2011-01-31T17:39:34</meta:creation-date>
    <dc:date>2011-01-31T18:17:50</dc:date>
    <dc:creator>Zach Bartlett</dc:creator>
    <meta:editing-duration>PT00H23M06S</meta:editing-duration>
    <meta:editing-cycles>3</meta:editing-cycles>
    <meta:generator>OpenOffice.org/3.2$Unix OpenOffice.org_project/320m19$Build-9505</meta:generator>
    <meta:document-statistic meta:table-count="0" meta:image-count="0" meta:object-count="0" meta:page-count="1" meta:paragraph-count="13" meta:word-count="164" meta:character-count="964"/>
  </office:meta>
</office:document-meta>
</file>